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Journey Toward the</text:p>
      <text:p text:style-name="Standard">Software-Defined Data Center</text:p>
      <text:p text:style-name="Standard"/>
      <text:p text:style-name="Standard">Core infrastructure components in the enterprise</text:p>
      <text:p text:style-name="Standard">data center such as compute, storage and network</text:p>
      <text:p text:style-name="Standard">are the foundation upon which business applica-</text:p>
      <text:p text:style-name="Standard">tions are built.</text:p>
      <text:p text:style-name="Standard"/>
      <text:p text:style-name="Standard">Traditionally, enter-</text:p>
      <text:p text:style-name="Standard">prise data centers are designed to last forever</text:p>
      <text:p text:style-name="Standard">and meet visible business objectives, meaning</text:p>
      <text:p text:style-name="Standard">that their underlying components are sized and</text:p>
      <text:p text:style-name="Standard">built for a projected workload. They are also sized</text:p>
      <text:p text:style-name="Standard">and built using application volumetric modeling</text:p>
      <text:p text:style-name="Standard">and nonfunctional requirements such as perfor-</text:p>
      <text:p text:style-name="Standard">mance, availability, scalability and security.</text:p>
      <text:p text:style-name="Standard"/>
      <text:p text:style-name="Standard">Many use a </text:p>
      <text:p text:style-name="Standard">separate set of tools for managing network and </text:p>
      <text:p text:style-name="Standard">storage performance. This results in enterprise </text:p>
      <text:p text:style-name="Standard">data centers that lack a single, unified view of </text:p>
      <text:p text:style-name="Standard">resource availability across infrastructure, to the </text:p>
      <text:p text:style-name="Standard">application and database layers. 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10:16:25</meta:creation-date>
    <dc:date>2014-06-02T10:19:58</dc:date>
    <meta:editing-duration>P0D</meta:editing-duration>
    <meta:editing-cycles>1</meta:editing-cycles>
    <meta:document-statistic meta:table-count="0" meta:image-count="0" meta:object-count="0" meta:page-count="1" meta:paragraph-count="20" meta:word-count="117" meta:character-count="818" meta:non-whitespace-character-count="696"/>
    <meta:generator>LibreOffice/3.5$Linux_x86 LibreOffice_project/350m1$Build-2</meta:generator>
  </office:meta>
</office:document-meta>
</file>